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b274" loext:opacity="100%" fo:font-size="18pt" officeooo:rsid="00151e29" officeooo:paragraph-rsid="00151e29" style:font-size-asian="18pt" style:font-size-complex="18pt"/>
    </style:style>
    <style:style style:name="P2" style:family="paragraph" style:parent-style-name="Footer">
      <style:text-properties officeooo:rsid="0017125a" officeooo:paragraph-rsid="0017125a"/>
    </style:style>
    <style:style style:name="P3" style:family="paragraph" style:parent-style-name="Text_20_body">
      <style:text-properties officeooo:paragraph-rsid="00151e29"/>
    </style:style>
    <style:style style:name="P4" style:family="paragraph" style:parent-style-name="Text_20_body">
      <style:text-properties officeooo:rsid="001fc810" officeooo:paragraph-rsid="001fc810"/>
    </style:style>
    <style:style style:name="P5" style:family="paragraph" style:parent-style-name="Text_20_body">
      <style:text-properties officeooo:rsid="0020d277" officeooo:paragraph-rsid="0020d277"/>
    </style:style>
    <style:style style:name="P6" style:family="paragraph" style:parent-style-name="Text_20_body">
      <style:text-properties fo:font-weight="bold" officeooo:rsid="0020d277" officeooo:paragraph-rsid="0020d277" style:font-weight-asian="bold" style:font-weight-complex="bold"/>
    </style:style>
    <style:style style:name="P7" style:family="paragraph" style:parent-style-name="Heading_20_3">
      <style:text-properties officeooo:rsid="00342c90" officeooo:paragraph-rsid="00342c90"/>
    </style:style>
    <style:style style:name="P8" style:family="paragraph" style:parent-style-name="Standard" style:list-style-name="L3">
      <style:text-properties officeooo:paragraph-rsid="001c163f"/>
    </style:style>
    <style:style style:name="P9" style:family="paragraph" style:parent-style-name="Standard" style:list-style-name="L7"/>
    <style:style style:name="P10" style:family="paragraph" style:parent-style-name="Standard" style:list-style-name="L10">
      <style:text-properties officeooo:paragraph-rsid="002e879b"/>
    </style:style>
    <style:style style:name="P11" style:family="paragraph" style:parent-style-name="Text_20_body" style:list-style-name="L1">
      <style:text-properties officeooo:paragraph-rsid="00151e29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text-properties officeooo:paragraph-rsid="001c163f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10"/>
    <style:style style:name="P20" style:family="paragraph" style:parent-style-name="Text_20_body">
      <style:text-properties officeooo:rsid="0020d277" officeooo:paragraph-rsid="0020d277"/>
    </style:style>
    <style:style style:name="P21" style:family="paragraph" style:parent-style-name="Text_20_body">
      <style:text-properties officeooo:rsid="0026dd29" officeooo:paragraph-rsid="0026dd29"/>
    </style:style>
    <style:style style:name="P22" style:family="paragraph" style:parent-style-name="Text_20_body">
      <style:text-properties officeooo:rsid="0026dd29" officeooo:paragraph-rsid="002740dd"/>
    </style:style>
    <style:style style:name="P23" style:family="paragraph" style:parent-style-name="Text_20_body" style:list-style-name="L14">
      <style:text-properties officeooo:rsid="002740dd" officeooo:paragraph-rsid="002740d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26dd29" officeooo:paragraph-rsid="0026dd29" style:font-weight-asian="bold" style:font-weight-complex="bold"/>
    </style:style>
    <style:style style:name="P26" style:family="paragraph" style:parent-style-name="Text_20_body">
      <style:text-properties officeooo:paragraph-rsid="002740dd"/>
    </style:style>
    <style:style style:name="P27" style:family="paragraph" style:parent-style-name="Text_20_body" style:list-style-name="L12">
      <style:text-properties officeooo:paragraph-rsid="002740dd"/>
    </style:style>
    <style:style style:name="P28" style:family="paragraph" style:parent-style-name="Text_20_body" style:list-style-name="L14">
      <style:text-properties officeooo:paragraph-rsid="002740dd"/>
    </style:style>
    <style:style style:name="P29" style:family="paragraph" style:parent-style-name="Text_20_body" style:list-style-name="L15">
      <style:paragraph-properties fo:text-align="start" style:justify-single-word="false"/>
      <style:text-properties officeooo:rsid="002d5e4d" officeooo:paragraph-rsid="002d5e4d"/>
    </style:style>
    <style:style style:name="P30" style:family="paragraph" style:parent-style-name="Text_20_body" style:list-style-name="L10">
      <style:text-properties officeooo:rsid="002e879b" officeooo:paragraph-rsid="002e879b"/>
    </style:style>
    <style:style style:name="P31" style:family="paragraph" style:parent-style-name="Text_20_body" style:list-style-name="L10">
      <style:text-properties officeooo:rsid="003136c8" officeooo:paragraph-rsid="003136c8"/>
    </style:style>
    <style:style style:name="P32" style:family="paragraph" style:parent-style-name="Text_20_body">
      <style:text-properties officeooo:rsid="003136c8" officeooo:paragraph-rsid="003136c8"/>
    </style:style>
    <style:style style:name="P33" style:family="paragraph" style:parent-style-name="Text_20_body">
      <style:text-properties officeooo:rsid="003136c8" officeooo:paragraph-rsid="0033820a"/>
    </style:style>
    <style:style style:name="P34" style:family="paragraph" style:parent-style-name="Text_20_body">
      <style:text-properties officeooo:rsid="0033820a" officeooo:paragraph-rsid="0033820a"/>
    </style:style>
    <style:style style:name="P35" style:family="paragraph" style:parent-style-name="Text_20_body">
      <style:text-properties officeooo:rsid="0033820a" officeooo:paragraph-rsid="00342c90"/>
    </style:style>
    <style:style style:name="P36" style:family="paragraph" style:parent-style-name="Text_20_body">
      <style:text-properties officeooo:rsid="00342c90" officeooo:paragraph-rsid="00342c90"/>
    </style:style>
    <style:style style:name="P37" style:family="paragraph" style:parent-style-name="Text_20_body">
      <style:text-properties officeooo:paragraph-rsid="00342c90"/>
    </style:style>
    <style:style style:name="P38" style:family="paragraph" style:parent-style-name="Text_20_body" style:list-style-name="L2">
      <style:paragraph-properties fo:margin-top="0cm" fo:margin-bottom="0cm" style:contextual-spacing="false"/>
    </style:style>
    <style:style style:name="P39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17125a"/>
    </style:style>
    <style:style style:name="T2" style:family="text">
      <style:text-properties fo:color="#59c5c7" loext:opacity="100%"/>
    </style:style>
    <style:style style:name="T3" style:family="text">
      <style:text-properties officeooo:rsid="00151e29"/>
    </style:style>
    <style:style style:name="T4" style:family="text">
      <style:text-properties fo:color="#aa55a1" loext:opacity="100%" fo:font-size="18pt" officeooo:rsid="00151e29" style:font-size-asian="18pt" style:font-size-complex="18pt"/>
    </style:style>
    <style:style style:name="T5" style:family="text">
      <style:text-properties fo:font-size="14pt" officeooo:rsid="00151e29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51e29" style:font-size-asian="18pt" style:font-size-complex="18pt"/>
    </style:style>
    <style:style style:name="T8" style:family="text">
      <style:text-properties officeooo:rsid="001c163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d5e4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40dd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740d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a606d" style:font-style-asian="normal" style:font-weight-asian="bold" style:font-style-complex="normal" style:font-weight-complex="bold"/>
    </style:style>
    <style:style style:name="T17" style:family="text">
      <style:text-properties officeooo:rsid="0028abe0"/>
    </style:style>
    <style:style style:name="T18" style:family="text">
      <style:text-properties officeooo:rsid="002a606d"/>
    </style:style>
    <style:style style:name="T19" style:family="text">
      <style:text-properties officeooo:rsid="002d5e4d"/>
    </style:style>
    <style:style style:name="T20" style:family="text">
      <style:text-properties fo:color="#c9211e" loext:opacity="100%" fo:font-size="18pt" officeooo:rsid="002e879b" style:font-size-asian="18pt" style:font-size-complex="18pt"/>
    </style:style>
    <style:style style:name="T21" style:family="text">
      <style:text-properties fo:color="#000000" loext:opacity="100%" fo:font-size="12pt" style:font-size-asian="10.5pt" style:font-size-complex="12pt"/>
    </style:style>
    <style:style style:name="T22" style:family="text">
      <style:text-properties fo:color="#000000" loext:opacity="100%" fo:font-size="12pt" officeooo:rsid="003220a3" style:font-size-asian="10.5pt" style:font-size-complex="12pt"/>
    </style:style>
    <style:style style:name="T23" style:family="text">
      <style:text-properties fo:color="#000000" loext:opacity="100%" fo:font-size="12pt" officeooo:rsid="0033820a" style:font-size-asian="10.5pt" style:font-size-complex="12pt"/>
    </style:style>
    <style:style style:name="T24" style:family="text">
      <style:text-properties fo:color="#000000" loext:opacity="100%" fo:font-size="12pt" officeooo:rsid="00342c90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182cm" fo:text-indent="-0.635cm" fo:margin-left="14.18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 text:c="51"/></text:span></text:span><text:span text:style-name="Strong_20_Emphasis"><text:span text:style-name="T5"><text:s text:c="9"/></text:span></text:span><text:span text:style-name="Strong_20_Emphasis"><text:span text:style-name="T7"><text:s text:c="3"/></text:span></text:span><text:span text:style-name="Strong_20_Emphasis"><text:span text:style-name="T4">JENKINS</text:span></text:span></text:p>
      <text:p text:style-name="P3"><text:span text:style-name="Strong_20_Emphasis"><text:span text:style-name="T3">1.</text:span></text:span><text:span text:style-name="Strong_20_Emphasis">What is Jenkins?</text:span></text:p>
      <text:list xml:id="list4229096436" text:style-name="L1">
        <text:list-item>
          <text:p text:style-name="P11"><text:span text:style-name="Strong_20_Emphasis">Answer:</text:span> Jenkins is an open-source automation server primarily used for continuous integration and continuous delivery (CI/CD) of software.</text:p>
        </text:list-item>
      </text:list>
      <text:p text:style-name="P3"><text:span text:style-name="Strong_20_Emphasis"><text:span text:style-name="T3">2.</text:span></text:span><text:span text:style-name="Strong_20_Emphasis">What are the core functionalities of Jenkins?</text:span></text:p>
      <text:list xml:id="list126624134" text:style-name="L2">
        <text:list-item>
          <text:p text:style-name="P38"><text:span text:style-name="Strong_20_Emphasis">Answer:</text:span> </text:p>
          <text:list>
            <text:list-item>
              <text:p text:style-name="P38"><text:span text:style-name="Strong_20_Emphasis">Build automation:</text:span> Automating the compilation, testing, and packaging of software. </text:p>
            </text:list-item>
            <text:list-item>
              <text:p text:style-name="P38"><text:span text:style-name="Strong_20_Emphasis">Continuous Integration:</text:span> Automatically building and testing code changes as they are committed to version control. </text:p>
            </text:list-item>
            <text:list-item>
              <text:p text:style-name="P12"><text:span text:style-name="Strong_20_Emphasis">Continuous Delivery/Deployment:</text:span> Automating the deployment of software to various environments (e.g., testing, staging, production).</text:p>
            </text:list-item>
          </text:list>
        </text:list-item>
      </text:list>
      <text:p text:style-name="Text_20_body">* <text:span text:style-name="T10">CI PROCESS </text:span><text:span text:style-name="T19">: <text:s/>code , build , test , and push</text:span></text:p>
      <text:list xml:id="list1684974228" text:style-name="L15">
        <text:list-item>
          <text:p text:style-name="P29">Developer </text:p>
        </text:list-item>
        <text:list-item>
          <text:p text:style-name="P29">version control system</text:p>
        </text:list-item>
        <text:list-item>
          <text:p text:style-name="P29">fetch</text:p>
        </text:list-item>
        <text:list-item>
          <text:p text:style-name="P29">build</text:p>
        </text:list-item>
        <text:list-item>
          <text:p text:style-name="P29">test</text:p>
        </text:list-item>
        <text:list-item>
          <text:p text:style-name="P29">notify</text:p>
        </text:list-item>
        <text:list-item>
          <text:p text:style-name="P29">developer</text:p>
        </text:list-item>
      </text:list>
      <text:p text:style-name="Text_20_body"><text:span text:style-name="Strong_20_Emphasis"><text:span text:style-name="T8">3</text:span></text:span><text:span text:style-name="Strong_20_Emphasis">. Build</text:span></text:p>
      <text:list xml:id="list2278001766" text:style-name="L3">
        <text:list-item>
          <text:p text:style-name="P13"><text:span text:style-name="Strong_20_Emphasis">What it is:</text:span> The process of transforming source code (written in languages like Java, Python, JavaScript, etc.) into an executable form. </text:p>
        </text:list-item>
        <text:list-item>
          <text:p text:style-name="P8"><text:span text:style-name="Strong_20_Emphasis">Key Steps:</text:span> </text:p>
          <text:p text:style-name="P8"/>
        </text:list-item>
      </text:list>
      <text:list xml:id="list1257500076" text:style-name="L4">
        <text:list-item>
          <text:p text:style-name="P14"><text:span text:style-name="Strong_20_Emphasis">Compilation:</text:span> Translating source code into machine code (for compiled languages). </text:p>
        </text:list-item>
      </text:list>
      <text:list xml:id="list213025830057001" text:continue-list="list2278001766" text:style-name="L3">
        <text:list-item>
          <text:p text:style-name="P13"><text:span text:style-name="Strong_20_Emphasis">Packaging:</text:span> Bundling the application and its dependencies into a deployable format (e.g., JAR files, WAR files, Docker images). </text:p>
        </text:list-item>
      </text:list>
      <text:list xml:id="list1867105804" text:style-name="L5">
        <text:list-item>
          <text:p text:style-name="P15"><text:span text:style-name="Strong_20_Emphasis"><text:span text:style-name="T2">Automation</text:span></text:span><text:span text:style-name="Strong_20_Emphasis">:</text:span> CI/CD tools (like Jenkins, GitLab CI) automatically trigger the build process whenever code changes are pushed to the version control system (like Git).</text:p>
        </text:list-item>
      </text:list>
      <text:p text:style-name="Text_20_body"><text:span text:style-name="Strong_20_Emphasis"><text:span text:style-name="T8">4</text:span></text:span><text:span text:style-name="Strong_20_Emphasis">. Test</text:span></text:p>
      <text:list xml:id="list1694146710" text:style-name="L6">
        <text:list-item>
          <text:p text:style-name="P39"><text:span text:style-name="Strong_20_Emphasis">What it is:</text:span> The process of verifying that the built application meets the required functionality, performance, and quality standards. </text:p>
        </text:list-item>
        <text:list-item>
          <text:p text:style-name="P39"><text:span text:style-name="Strong_20_Emphasis">Types of Tests:</text:span> </text:p>
          <text:list>
            <text:list-item>
              <text:p text:style-name="P16"><text:soft-page-break/><text:span text:style-name="Strong_20_Emphasis">Unit Tests:</text:span> Test individual components or units of code.</text:p>
            </text:list-item>
            <text:list-item>
              <text:p text:style-name="P16"><text:span text:style-name="Strong_20_Emphasis">Integration Tests:</text:span> Test how different parts of the system work together. </text:p>
            </text:list-item>
            <text:list-item>
              <text:p text:style-name="P16"><text:span text:style-name="Strong_20_Emphasis">End-to-End Tests:</text:span> Test the entire application flow from start to finish. </text:p>
            </text:list-item>
            <text:list-item>
              <text:p text:style-name="P16"><text:span text:style-name="Strong_20_Emphasis">Performance Tests:</text:span> Evaluate the application's performance under different loads.</text:p>
            </text:list-item>
            <text:list-item>
              <text:p text:style-name="P16"><text:span text:style-name="Strong_20_Emphasis"><text:span text:style-name="T2">Automation</text:span></text:span><text:span text:style-name="Strong_20_Emphasis">:</text:span> CI/CD tools execute automated tests as part of the build process. Test results are analyzed, and failures are reported.</text:p>
            </text:list-item>
          </text:list>
        </text:list-item>
      </text:list>
      <text:p text:style-name="Text_20_body"><text:span text:style-name="Strong_20_Emphasis"><text:span text:style-name="T8">5</text:span></text:span><text:span text:style-name="Strong_20_Emphasis">.Deploy</text:span></text:p>
      <text:list xml:id="list200055317" text:style-name="L7">
        <text:list-item>
          <text:p text:style-name="P17"><text:span text:style-name="Strong_20_Emphasis">What it is:</text:span> The process of releasing the tested application to a target environment (e.g., development, staging, production)</text:p>
        </text:list-item>
        <text:list-item>
          <text:p text:style-name="P9"><text:span text:style-name="Strong_20_Emphasis">Key Steps:</text:span> </text:p>
          <text:p text:style-name="P9"/>
        </text:list-item>
      </text:list>
      <text:list xml:id="list223801547" text:style-name="L8">
        <text:list-item>
          <text:p text:style-name="P18"><text:span text:style-name="Strong_20_Emphasis">Staging:</text:span> Deploying the application to a staging environment that closely resembles the production environment for further testing.</text:p>
        </text:list-item>
        <text:list-item>
          <text:p text:style-name="P18"><text:span text:style-name="Strong_20_Emphasis">Production:</text:span> Deploying the application to the live environment where end-users access it.</text:p>
        </text:list-item>
        <text:list-item>
          <text:p text:style-name="P18"><text:span text:style-name="Strong_20_Emphasis"><text:span text:style-name="T2">Automation</text:span></text:span><text:span text:style-name="Strong_20_Emphasis">:</text:span> CI/CD tools automate the deployment process, minimizing manual intervention and reducing the risk of human error.</text:p>
        </text:list-item>
      </text:list>
      <text:p text:style-name="P4"><text:span text:style-name="T9">6.Architecture of Jenkins</text:span>: <text:s text:c="2"/>MASTER-SLAVE</text:p>
      <text:p text:style-name="P4"><text:s text:c="10"/><text:span text:style-name="T9"><text:s text:c="2"/>Master</text:span> : Assign jobs for slave.</text:p>
      <text:p text:style-name="P4"><text:s text:c="12"/><text:span text:style-name="T9"><text:s/>Slave</text:span> : Executes the jobs on different environment.</text:p>
      <text:p text:style-name="P6">7.Different types of Jnkins jobs:</text:p>
      <text:p text:style-name="P5"><text:s text:c="6"/>Free style , pipelines , multibranch pipeline , and maven job.</text:p>
      <text:p text:style-name="P5"><text:span text:style-name="T9">8.Plugin </text:span>: Integration with other tool or extra features.</text:p>
      <text:p text:style-name="P21"><text:span text:style-name="T9">9.location path</text:span> : <text:span text:style-name="T11">var/</text:span><text:span text:style-name="T12">lib/jenkins</text:span></text:p>
      <text:p text:style-name="P25"><text:span text:style-name="T12">10. pipeline as a code created in groovy language.</text:span></text:p>
      <text:p text:style-name="P22"><text:span text:style-name="T14">11.</text:span><text:span text:style-name="T15">build artifact</text:span><text:span text:style-name="T13"> :</text:span></text:p>
      <text:p text:style-name="P22"><text:span text:style-name="T13"><text:s text:c="5"/>1.Post build archiving : </text:span></text:p>
      <text:p text:style-name="P22"><text:span text:style-name="T13"><text:s text:c="9"/>archive the artifact <text:s/>: ** /*.war</text:span></text:p>
      <text:p text:style-name="P22"><text:span text:style-name="T13"><text:s text:c="6"/>2. jenkins environment variables : <text:s text:c="2"/>BUILD_ID , BUILD_TIME_STAMP</text:span></text:p>
      <text:p text:style-name="P22"><text:span text:style-name="T13"/></text:p>
      <text:p text:style-name="P26"><text:span text:style-name="T15">12.COUNTINOUS INTEGRATION PIPELINE SETUP</text:span><text:span text:style-name="T16"> (PROJECT)</text:span></text:p>
      <text:list xml:id="list1131047699" text:style-name="L14">
        <text:list-item>
          <text:p text:style-name="P28"><text:span text:style-name="T13">Developer git </text:span></text:p>
        </text:list-item>
        <text:list-item>
          <text:p text:style-name="P23"><text:soft-page-break/><text:span text:style-name="T12">git hub</text:span></text:p>
        </text:list-item>
        <text:list-item>
          <text:p text:style-name="P23"><text:span text:style-name="T12">fetch code (git)</text:span></text:p>
        </text:list-item>
        <text:list-item>
          <text:p text:style-name="P23"><text:span text:style-name="T12">build (maven)</text:span></text:p>
        </text:list-item>
        <text:list-item>
          <text:p text:style-name="P23"><text:span text:style-name="T12">unit test (maven)</text:span></text:p>
        </text:list-item>
        <text:list-item>
          <text:p text:style-name="P23"><text:span text:style-name="T12">code analysis (sonar cube)</text:span></text:p>
        </text:list-item>
        <text:list-item>
          <text:p text:style-name="P23"><text:span text:style-name="T12">upload artifact (nexus os)</text:span></text:p>
        </text:list-item>
      </text:list>
      <text:list xml:id="list3233719545" text:style-name="L12">
        <text:list-header>
          <text:p text:style-name="P27"><text:span text:style-name="T13"/></text:p>
        </text:list-header>
      </text:list>
      <text:p text:style-name="P22"><text:span text:style-name="T13"/></text:p>
      <text:p text:style-name="Text_20_body"><text:s text:c="39"/></text:p>
      <text:p text:style-name="P24"><text:s text:c="2"/><text:span text:style-name="T17">PIPELINE AS A CODE DEMO </text:span><text:span text:style-name="T18">(PROJECT)</text:span></text:p>
      <text:p text:style-name="Text_20_body">pipeline {</text:p>
      <text:p text:style-name="Text_20_body"><text:tab/>agent any</text:p>
      <text:p text:style-name="Text_20_body"><text:tab/>tools {</text:p>
      <text:p text:style-name="Text_20_body"><text:tab/> <text:s text:c="3"/>maven "MAVEN3.9"</text:p>
      <text:p text:style-name="Text_20_body"><text:tab/> <text:s text:c="3"/>jdk "JDK17"</text:p>
      <text:p text:style-name="Text_20_body"><text:tab/>}</text:p>
      <text:p text:style-name="Text_20_body"><text:tab/>stages {</text:p>
      <text:p text:style-name="Text_20_body"><text:tab/> <text:s text:c="3"/>stage('Fetch code') {</text:p>
      <text:p text:style-name="Text_20_body"><text:s text:c="12"/>steps {</text:p>
      <text:p text:style-name="Text_20_body"><text:s text:c="15"/>git branch: 'atom', url: 'https://github.com/hkhcoder/vprofile-project.git'</text:p>
      <text:p text:style-name="Text_20_body"><text:s text:c="12"/>}</text:p>
      <text:p text:style-name="Text_20_body"><text:tab/> <text:s text:c="3"/>}</text:p>
      <text:p text:style-name="Text_20_body"><text:s text:c="7"/>stage('UNIT TEST') {</text:p>
      <text:p text:style-name="Text_20_body"><text:s text:c="12"/>steps{</text:p>
      <text:p text:style-name="Text_20_body"><text:s text:c="16"/>sh 'mvn test'</text:p>
      <text:p text:style-name="Text_20_body"><text:s text:c="12"/>}</text:p>
      <text:p text:style-name="Text_20_body"><text:s text:c="8"/>}</text:p>
      <text:p text:style-name="Text_20_body"><text:tab/> <text:s text:c="3"/>stage('Build'){</text:p>
      <text:p text:style-name="Text_20_body"><text:tab/> <text:s text:c="7"/>steps{</text:p>
      <text:p text:style-name="Text_20_body"><text:soft-page-break/><text:tab/> <text:s text:c="10"/>sh 'mvn install -DskipTests'</text:p>
      <text:p text:style-name="Text_20_body"><text:tab/> <text:s text:c="7"/>}</text:p>
      <text:p text:style-name="Text_20_body"><text:tab/> <text:s text:c="7"/>post {</text:p>
      <text:p text:style-name="Text_20_body"><text:tab/> <text:s text:c="10"/>success {</text:p>
      <text:p text:style-name="Text_20_body"><text:tab/> <text:s text:c="13"/>echo 'Now Archiving it...'</text:p>
      <text:p text:style-name="Text_20_body"><text:tab/> <text:s text:c="13"/>archiveArtifacts artifacts: '**/target/*.war'</text:p>
      <text:p text:style-name="Text_20_body"><text:tab/> <text:s text:c="10"/>}</text:p>
      <text:p text:style-name="Text_20_body"><text:tab/> <text:s text:c="7"/>}</text:p>
      <text:p text:style-name="Text_20_body"><text:tab/> <text:s text:c="3"/>} <text:s text:c="2"/></text:p>
      <text:p text:style-name="Text_20_body"><text:tab/>}</text:p>
      <text:p text:style-name="Text_20_body">}</text:p>
      <text:p text:style-name="Text_20_body"><text:s text:c="6"/></text:p>
      <text:list xml:id="list2035402316" text:style-name="L10">
        <text:list-header>
          <text:p text:style-name="P19"><text:s text:c="41"/><text:span text:style-name="T6"><text:s text:c="3"/></text:span></text:p>
        </text:list-header>
      </text:list>
      <text:p text:style-name="Text_20_body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3026572485708" text:continue-numbering="true" text:style-name="L10">
        <text:list-header>
          <text:p text:style-name="P10"><text:soft-page-break/><text:span text:style-name="T6"><text:s text:c="36"/></text:span><text:span text:style-name="T20">GIT </text:span></text:p>
          <text:p text:style-name="P10"><text:span text:style-name="T20"/></text:p>
        </text:list-header>
        <text:list-item>
          <text:p text:style-name="P30"><text:span text:style-name="T21">VERSION CONTROL SYSTEM.</text:span></text:p>
        </text:list-item>
        <text:list-item>
          <text:p text:style-name="P31"><text:span text:style-name="T21">Three kinds of version control system :</text:span></text:p>
          <text:p text:style-name="P31"><text:span text:style-name="T21"><text:s text:c="2"/>1. localized VCS : Local copies of the files.</text:span></text:p>
          <text:p text:style-name="P31"><text:span text:style-name="T21"><text:s text:c="3"/>2. Centeralised VCS : Developers update and commit work copy in computer work station <text:s text:c="2"/></text:span></text:p>
          <text:p text:style-name="P31"><text:span text:style-name="T21"><text:s text:c="41"/>no repository to keep code in local. <text:s/></text:span></text:p>
        </text:list-item>
      </text:list>
      <text:p text:style-name="P32"><text:span text:style-name="T21"><text:s text:c="16"/></text:span><text:span text:style-name="T22">3. Distrubuted VCS : </text:span><text:span text:style-name="T23">Developer take the code in server repository and keep in the clint <text:s text:c="71"/></text:span></text:p>
      <text:p text:style-name="P33"><text:span text:style-name="T21"><text:s text:c="53"/></text:span><text:span text:style-name="T23">repository.</text:span><text:span text:style-name="T21"> <text:s/></text:span></text:p>
      <text:p text:style-name="P34"><text:span text:style-name="T21">* <text:s/>COMMANDS :</text:span></text:p>
      <text:p text:style-name="P37"><text:span text:style-name="T24">1.</text:span><text:span text:style-name="T21"> </text:span><text:span text:style-name="Strong_20_Emphasis"><text:span text:style-name="T21">Local Version Control System (Local VCS)</text:span></text:span></text:p>
      <text:p text:style-name="Text_20_body">In a <text:span text:style-name="Strong_20_Emphasis">Local VCS</text:span>, all version control happens on your local machine. </text:p>
      <text:p text:style-name="P34"><text:span text:style-name="T21">git config –global user.email(“ <text:s/></text:span><text:a xlink:type="simple" xlink:href="mailto:madhumohan.ece.rymec@gmail.com" text:style-name="Internet_20_link" text:visited-style-name="Visited_20_Internet_20_Link">madhumohan.ece.rymec@gmail.com</text:a><text:span text:style-name="T21">”)</text:span></text:p>
      <text:p text:style-name="P34"><text:span text:style-name="T21">git config –global user.name(“madhu mohan”)</text:span></text:p>
      <text:p text:style-name="P34"><text:span text:style-name="T21">git init <text:s text:c="3"/>- (master) <text:s/></text:span></text:p>
      <text:p text:style-name="P34"><text:span text:style-name="T21">git status – untracked files </text:span></text:p>
      <text:p text:style-name="P34"><text:span text:style-name="T21">git add . <text:s/>- tracked files</text:span></text:p>
      <text:p text:style-name="P34"><text:span text:style-name="T21">git status – check the tracked files </text:span></text:p>
      <text:p text:style-name="P34"><text:span text:style-name="T21">git commit -m “commit changes”</text:span></text:p>
      <text:p text:style-name="P35"><text:span text:style-name="T21">git status</text:span></text:p>
      <text:p text:style-name="P36"><text:span text:style-name="T21">git log</text:span></text:p>
      <text:h text:style-name="P7" text:outline-level="3"><text:span text:style-name="T21">2. </text:span><text:span text:style-name="Strong_20_Emphasis"><text:span text:style-name="T21">Centralized Version Control System (Centralized VCS)</text:span></text:span></text:h>
      <text:p text:style-name="Text_20_body">In a <text:span text:style-name="Strong_20_Emphasis">Centralized VCS</text:span>, there is a central repository where all the versioned data is stored. Every developer has their own working copy of the files, but they all pull/push from the same central repository.</text:p>
      <text:p text:style-name="P36"><text:span text:style-name="T21">git clone &lt;repository URL&gt;</text:span></text:p>
      <text:p text:style-name="P36"><text:span text:style-name="Strong_20_Emphasis"><text:span text:style-name="T21">git fetch</text:span></text:span><text:span text:style-name="T21">: Updates your local copy of the central repository without modifying your working directory.</text:span></text:p>
      <text:p text:style-name="Preformatted_20_Text">git fetch </text:p>
      <text:p text:style-name="P36"><text:span text:style-name="T21"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b274" loext:opacity="100%" fo:font-size="18pt" officeooo:rsid="00151e29" officeooo:paragraph-rsid="00151e29" style:font-size-asian="18pt" style:font-size-complex="18pt"/>
    </style:style>
    <style:style style:name="MP2" style:family="paragraph" style:parent-style-name="Footer">
      <style:text-properties officeooo:rsid="0017125a" officeooo:paragraph-rsid="0017125a"/>
    </style:style>
    <style:style style:name="MT1" style:family="text">
      <style:text-properties officeooo:rsid="0017125a"/>
    </style:style>
    <style:style style:name="MT2" style:family="text">
      <style:text-properties fo:color="#59c5c7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2"/>INTERVIEW <text:span text:style-name="MT1">POINT ON DEVOPS</text:span></text:p>
      </style:header>
      <style:footer>
        <text:p text:style-name="MP2"><text:span text:style-name="MT2">PREPARED BY</text:span> : KORI MADHU MOHAN KUM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4T16:28:19.255516990</meta:creation-date>
    <dc:date>2024-12-14T21:30:25.261000000</dc:date>
    <meta:editing-duration>PT1H22M39S</meta:editing-duration>
    <meta:editing-cycles>9</meta:editing-cycles>
    <meta:generator>LibreOffice/7.1.5.2$Windows_x86 LibreOffice_project/85f04e9f809797b8199d13c421bd8a2b025d52b5</meta:generator>
    <meta:document-statistic meta:table-count="0" meta:image-count="0" meta:object-count="0" meta:page-count="6" meta:paragraph-count="121" meta:word-count="723" meta:character-count="5186" meta:non-whitespace-character-count="3917"/>
  </office:meta>
</office:document-meta>
</file>